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9534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stroke="none" draw:fill-color="#f47c3c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stroke="none" draw:fill-color="#29abe0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fill-color="#29abe0" draw:textarea-horizontal-align="justify" draw:textarea-vertical-align="middle" draw:auto-grow-height="false" fo:min-height="1.045cm" fo:min-width="0.912cm" fo:wrap-option="no-wrap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9534f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3" style:family="paragraph">
      <loext:graphic-properties draw:fill-color="#f47c3c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4" style:family="paragraph">
      <loext:graphic-properties draw:fill-color="#29abe0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5" style:family="paragraph">
      <loext:graphic-properties draw:fill-color="#29abe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ffffff" style:font-name="Noto Sans CJK JP 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2.667cm" svg:y="2.5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4.95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2.667cm" svg:y="7.31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2.667cm" svg:y="10.033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12.446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24cm" svg:height="1.397cm" svg:x="19.812cm" svg:y="2.159cm">
          <text:p/>
          <draw:enhanced-geometry svg:viewBox="0 0 21600 21600" draw:text-areas="800 800 20800 20800" draw:type="round-rectangular-callout" draw:modifiers="11656.9180327869 10181.974248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0.762cm" svg:height="0.762cm" svg:x="20.193cm" svg:y="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177cm" svg:height="0.848cm" svg:x="6.858cm" svg:y="2.748cm">
          <draw:text-box>
            <text:p>count-red</text:p>
          </draw:text-box>
        </draw:frame>
        <draw:frame draw:style-name="gr6" draw:text-style-name="P7" draw:layer="layout" svg:width="3.423cm" svg:height="0.848cm" svg:x="23.366cm" svg:y="2.413cm">
          <draw:text-box>
            <text:p>isolate-dot</text:p>
          </draw:text-box>
        </draw:frame>
        <draw:frame draw:style-name="gr6" draw:text-style-name="P7" draw:layer="layout" svg:width="4.088cm" svg:height="0.848cm" svg:x="6.602cm" svg:y="12.7cm">
          <draw:text-box>
            <text:p>bang-orange</text:p>
          </draw:text-box>
        </draw:frame>
        <draw:frame draw:style-name="gr6" draw:text-style-name="P7" draw:layer="layout" svg:width="3.034cm" svg:height="0.848cm" svg:x="6.604cm" svg:y="10.328cm">
          <draw:text-box>
            <text:p>bang-red</text:p>
          </draw:text-box>
        </draw:frame>
        <draw:frame draw:style-name="gr6" draw:text-style-name="P7" draw:layer="layout" svg:width="3.457cm" svg:height="0.848cm" svg:x="6.729cm" svg:y="7.407cm">
          <draw:text-box>
            <text:p>count-blue</text:p>
          </draw:text-box>
        </draw:frame>
        <draw:frame draw:style-name="gr6" draw:text-style-name="P7" draw:layer="layout" svg:width="4.232cm" svg:height="0.848cm" svg:x="6.802cm" svg:y="5.207cm">
          <draw:text-box>
            <text:p>count-oran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3:31:06.578443148</meta:creation-date>
    <dc:date>2018-08-11T13:55:23.617575023</dc:date>
    <meta:editing-duration>PT3M26S</meta:editing-duration>
    <meta:editing-cycles>1</meta:editing-cycles>
    <meta:generator>LibreOffice/6.0.3.2$Linux_X86_64 LibreOffice_project/00m0$Build-2</meta:generator>
    <meta:document-statistic meta:object-count="13"/>
  </office:meta>
</office:document-meta>
</file>